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annotationDriven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kUpTxMgrViaTransactionManagementConfigurerWithPrimaryTxMgrTests.after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fig.prim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kUpTxMgrViaTransactionManagementConfigurerWithPrimaryTxMgrTests.transactiona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